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О себе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6 лет в разработке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">Python</text:span></text:p>
                      </text:list-item>
                      <text:list-item>
                        <text:p><text:span text:style-name="T1">Golang</text:span></text:p>
                      </text:list-item>
                      <text:list-item>
                        <text:p><text:span text:style-name="T1">C/C++</text:span></text:p>
                      </text:list-item>
                      <text:list-item>
                        <text:p><text:span text:style-name="T1">J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Проблем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Нужно быстрое решение на Python</text:span></text:p>
              </text:list-item>
              <text:list-item>
                <text:p><text:span text:style-name="T1">Обход GIL</text:span></text:p>
              </text:list-item>
              <text:list-item>
                <text:p><text:span text:style-name="T1">Без заморочек AsycIO/Tornado/Gevent/Twisted</text:span></text:p>
              </text:list-item>
              <text:list-item>
                <text:p><text:span text:style-name="T1">Без генерации Cython в нечитаемый С код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1" draw:layer="layout" svg:width="25.199cm" svg:height="3.506cm" svg:x="1.4cm" svg:y="0.837cm" presentation:class="title">
          <draw:text-box>
            <text:p text:style-name="P2">Реше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mpy</text:p>
              </text:list-item>
              <text:list-item>
                <text:p>Gopy</text:p>
              </text:list-item>
              <text:list-item>
                <text:p>Go extensions in Python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Альтернативы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//export hget</text:p>
              </text:list-header>
              <text:list-item>
                <text:p>func hget(self *C.PyObject, args *C.PyObject) *C.PyObject {</text:p>
              </text:list-item>
              <text:list-item>
                <text:p/>
              </text:list-item>
              <text:list-item>
                <text:p>var hashmap, key *C.char</text:p>
              </text:list-item>
              <text:list-item>
                <text:p>if C.PyArg_ParseTuple_Hashmap_Get_String(args, &amp;hashmap, &amp;key) == 0 {</text:p>
              </text:list-item>
              <text:list-item>
                <text:p>return C.PyLong_FromLong(0)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hashmapStr := C.GoString(hashmap)</text:p>
              </text:list-item>
              <text:list-item>
                <text:p>keyStr := C.GoString(key)</text:p>
              </text:list-item>
              <text:list-item>
                <text:p>buf := getRawCommand([]string{"hget", hashmapStr, keyStr})</text:p>
              </text:list-item>
              <text:list-item>
                <text:p>_, err := cli.sock[0].Write(buf.Bytes())</text:p>
              </text:list-item>
              <text:list-item>
                <text:p>if err != nil {</text:p>
              </text:list-item>
              <text:list-item>
                <text:p>log.Println(err)</text:p>
              </text:list-item>
              <text:list-item>
                <text:p>}</text:p>
              </text:list-item>
              <text:list-item>
                <text:p>_ = readBuffer(cli.sock[0])</text:p>
              </text:list-item>
              <text:list-item>
                <text:p>buf.Reset()</text:p>
              </text:list-item>
              <text:list-item>
                <text:p>return C.PyLong_FromLong(0)</text:p>
              </text:list-item>
              <text:list-item>
                <text:p>}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Реализация Go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Object * hget(PyObject *, PyObject *);</text:p>
                <text:p/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Реализация C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ipe.Connect(HOST, PORT)</text:p>
              </text:list-item>
              <text:list-item>
                <text:p>cpipe.phset("hashmap", "key", "value")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Реализация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Испытуемые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Redis-py </text:span><text:span text:style-name="T1"><text:a xlink:href="https://github.com/andymccurdy/redis-py" xlink:type="simple">https://github.com/andymccurdy/redis-py</text:a></text:span></text:p>
              </text:list-item>
              <text:list-item>
                <text:p text:style-name="P3"><text:span text:style-name="T1">Credis </text:span><text:span text:style-name="T1"><text:a xlink:href="https://github.com/yihuang/credis" xlink:type="simple">https://github.com/yihuang/credis</text:a></text:span></text:p>
              </text:list-item>
              <text:list-item>
                <text:p text:style-name="P3"><text:span text:style-name="T1">Python + Go (raw realization)</text:span></text:p>
              </text:list-item>
              <text:list-item>
                <text:p text:style-name="P3"><text:span text:style-name="T1">Python + Go (https://github.com/go-redis/redi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2">Benchmark</text:p>
          </draw:text-box>
        </draw:frame>
        <draw:frame draw:style-name="gr2" draw:text-style-name="P4" draw:layer="layout" svg:width="25.8cm" svg:height="15.126cm" svg:x="1.4cm" svg:y="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29:25.324423891</meta:creation-date>
    <dc:date>2018-07-09T22:03:16.090690498</dc:date>
    <meta:editing-duration>PT32M57S</meta:editing-duration>
    <meta:editing-cycles>6</meta:editing-cycles>
    <meta:generator>LibreOffice/5.2.7.2$Linux_X86_64 LibreOffice_project/20m0$Build-2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5.801cm" svg:height="15.127cm" xlink:href="." xlink:type="simple" chart:class="chart:bar" chart:style-name="ch1">
        <chart:legend chart:legend-position="end" svg:x="21.169cm" svg:y="6.575cm" style:legend-expansion="high" chart:style-name="ch2"/>
        <chart:plot-area chart:style-name="ch3" chart:data-source-has-labels="both" svg:x="1.547cm" svg:y="0.302cm" svg:width="19.106cm" svg:height="13.522cm">
          <chartooo:coordinate-region svg:x="2.199cm" svg:y="0.487cm" svg:width="18.454cm" svg:height="12.719cm"/>
          <chart:axis chart:dimension="x" chart:name="primary-x" chart:style-name="ch4" chartooo:axis-type="auto">
            <chartooo:date-scale/>
            <chart:title svg:x="10.083cm" svg:y="14.126cm" chart:style-name="ch5">
              <text:p>Pipeline size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7.746cm" chart:style-name="ch7">
              <text:p>Seconds</text:p>
            </chart:title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single_bench</text:p>
              </table:table-cell>
              <table:table-cell office:value-type="string">
                <text:p>pipelayer_single_bench</text:p>
              </table:table-cell>
              <table:table-cell office:value-type="string">
                <text:p>pipelayerlib_single_bench</text:p>
              </table:table-cell>
              <table:table-cell office:value-type="string">
                <text:p>redispy_single_bench</text:p>
              </table:table-cell>
            </table:table-row>
          </table:table-header-rows>
          <table:table-rows>
            <table:table-row>
              <table:table-cell office:value-type="string">
                <text:p>50000</text:p>
              </table:table-cell>
              <table:table-cell office:value-type="float" office:value="2.58833646774292">
                <text:p>2.58833646774292</text:p>
              </table:table-cell>
              <table:table-cell office:value-type="float" office:value="3.7330436706543">
                <text:p>3.7330436706543</text:p>
              </table:table-cell>
              <table:table-cell office:value-type="float" office:value="31.1982748508453">
                <text:p>31.1982748508453</text:p>
              </table:table-cell>
              <table:table-cell office:value-type="float" office:value="4.27871918678284">
                <text:p>4.27871918678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